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7cff" draw:textarea-horizontal-align="justify" draw:textarea-vertical-align="middle" draw:auto-grow-height="false" fo:min-height="18.129cm" fo:min-width="17.879cm" loext:decorative="false"/>
    </style:style>
    <style:style style:name="gr2" style:family="graphic" style:parent-style-name="standard">
      <style:graphic-properties svg:stroke-width="1.411cm" svg:stroke-color="#ffffff" draw:marker-start-width="2.316cm" draw:marker-end-width="2.316cm" draw:fill="none" loext:fill-use-slide-background="false" draw:textarea-horizontal-align="justify" draw:textarea-vertical-align="middle" draw:auto-grow-height="false" fo:min-height="10.142cm" fo:min-width="12.879cm" fo:padding-top="0.83cm" fo:padding-bottom="0.83cm" fo:padding-left="0.955cm" fo:padding-right="0.95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3.751cm" fo:min-width="3.495cm" loext:decorative="false"/>
    </style:style>
    <style:style style:name="gr5" style:family="graphic" style:parent-style-name="standard">
      <style:graphic-properties draw:stroke="none" draw:fill-color="#111111" draw:textarea-horizontal-align="justify" draw:textarea-vertical-align="middle" draw:auto-grow-height="false" fo:min-height="0.935cm" fo:min-width="0.68cm" loext:decorative="false"/>
    </style:style>
    <style:style style:name="gr6" style:family="graphic" style:parent-style-name="standard">
      <style:graphic-properties draw:stroke="none" draw:fill-color="#111111" draw:textarea-horizontal-align="justify" draw:textarea-vertical-align="middle" draw:auto-grow-height="false" fo:min-height="1.28cm" fo:min-width="1.338cm" loext:decorative="false"/>
    </style:style>
    <style:style style:name="gr7" style:family="graphic" style:parent-style-name="standard">
      <style:graphic-properties draw:stroke="none" draw:fill-color="#111111" draw:textarea-horizontal-align="justify" draw:textarea-vertical-align="middle" draw:auto-grow-height="false" fo:min-height="2.041cm" fo:min-width="6.301cm" loext:decorative="false"/>
    </style:style>
    <style:style style:name="gr8" style:family="graphic" style:parent-style-name="standard">
      <style:graphic-properties svg:stroke-width="0.353cm" svg:stroke-color="#111111" draw:marker-start-width="0.73cm" draw:marker-end-width="0.73cm" draw:fill="none" loext:fill-use-slide-background="false" draw:textarea-horizontal-align="justify" draw:textarea-vertical-align="middle" draw:auto-grow-height="false" fo:min-height="0.666cm" fo:min-width="2.955cm" fo:padding-top="0.302cm" fo:padding-bottom="0.302cm" fo:padding-left="0.427cm" fo:padding-right="0.427cm" loext:decorative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347cm" fo:min-width="0.517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347cm" fo:min-width="0.518cm" loext:decorative="false"/>
    </style:style>
    <style:style style:name="gr11" style:family="graphic" style:parent-style-name="standard">
      <style:graphic-properties draw:stroke="none" draw:fill-color="#111111" draw:textarea-horizontal-align="justify" draw:textarea-vertical-align="middle" draw:auto-grow-height="false" fo:min-height="0.376cm" fo:min-width="0.122cm" loext:decorative="false"/>
    </style:style>
    <style:style style:name="gr12" style:family="graphic" style:parent-style-name="standard">
      <style:graphic-properties draw:stroke="none" draw:fill-color="#111111" draw:textarea-horizontal-align="justify" draw:textarea-vertical-align="middle" draw:auto-grow-height="false" fo:min-height="0.557cm" fo:min-width="0.469cm" loext:decorative="false"/>
    </style:style>
    <style:style style:name="gr13" style:family="graphic" style:parent-style-name="standard">
      <style:graphic-properties draw:stroke="none" draw:fill-color="#111111" draw:textarea-horizontal-align="justify" draw:textarea-vertical-align="middle" draw:auto-grow-height="false" fo:min-height="0.546cm" fo:min-width="0.518cm" loext:decorative="false"/>
    </style:style>
    <style:style style:name="gr14" style:family="graphic" style:parent-style-name="standard">
      <style:graphic-properties draw:stroke="none" draw:fill-color="#111111" draw:textarea-horizontal-align="justify" draw:textarea-vertical-align="middle" draw:auto-grow-height="false" fo:min-height="0.546cm" fo:min-width="0.517cm" loext:decorative="false"/>
    </style:style>
    <style:style style:name="P1" style:family="paragraph">
      <loext:graphic-properties draw:fill-color="#007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91cm" svg:height="25.991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1.273cm" svg:height="16.522cm" svg:x="3.359cm" svg:y="5.7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 draw:style-name="gr3">
          <draw:custom-shape draw:style-name="gr4" draw:text-style-name="P3" draw:layer="layout" svg:width="5.649cm" svg:height="5.657cm" draw:transform="skewX (-0.00139626340159546) rotate (0.0102974425867665) translate (7.032cm 5.1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668cm" svg:height="1.675cm" svg:x="9.04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145cm" svg:height="2.144cm" draw:transform="rotate (1.5707963267949) translate (8.801cm 10.02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 draw:style-name="gr3">
          <draw:custom-shape draw:style-name="gr4" draw:text-style-name="P3" draw:layer="layout" svg:width="5.649cm" svg:height="5.657cm" draw:transform="skewX (-0.00139626340159546) rotate (0.0102974425867665) translate (15.287cm 5.1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668cm" svg:height="1.675cm" svg:x="17.295cm" svg:y="5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145cm" svg:height="2.144cm" draw:transform="rotate (1.5707963267949) translate (17.056cm 10.02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 draw:style-name="gr3">
          <draw:custom-shape draw:style-name="gr4" draw:text-style-name="P3" draw:layer="layout" svg:width="5.649cm" svg:height="5.657cm" draw:transform="skewX (-0.00139626340159546) rotate (0.0102974425867665) translate (7.032cm 17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668cm" svg:height="1.675cm" svg:x="9.04cm" svg:y="1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145cm" svg:height="2.144cm" draw:transform="rotate (1.5707963267949) translate (8.801cm 22.09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 draw:style-name="gr3">
          <draw:custom-shape draw:style-name="gr4" draw:text-style-name="P3" draw:layer="layout" svg:width="5.649cm" svg:height="5.657cm" draw:transform="skewX (-0.00139626340159546) rotate (0.0102974425867665) translate (15.287cm 17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668cm" svg:height="1.675cm" svg:x="17.295cm" svg:y="1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145cm" svg:height="2.144cm" draw:transform="rotate (1.5707963267949) translate (17.056cm 22.09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 draw:style-name="gr3">
          <draw:custom-shape draw:style-name="gr4" draw:text-style-name="P3" draw:layer="layout" svg:width="5.649cm" svg:height="5.657cm" draw:transform="skewX (-0.00139626340159546) rotate (0.0102974425867665) translate (3.222cm 11.2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668cm" svg:height="1.675cm" svg:x="5.23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145cm" svg:height="2.144cm" draw:transform="rotate (1.5707963267949) translate (4.991cm 16.0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 draw:style-name="gr3">
          <draw:custom-shape draw:style-name="gr4" draw:text-style-name="P3" draw:layer="layout" svg:width="5.649cm" svg:height="5.657cm" draw:transform="skewX (-0.00139626340159546) rotate (0.0102974425867665) translate (19.097cm 11.2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668cm" svg:height="1.675cm" svg:x="21.105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145cm" svg:height="2.144cm" draw:transform="rotate (1.5707963267949) translate (20.866cm 16.0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 draw:style-name="gr3">
          <draw:custom-shape draw:style-name="gr7" draw:text-style-name="P4" draw:layer="layout" svg:width="7.047cm" svg:height="2.537cm" svg:x="10.472cm" svg:y="13.1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5.919cm" svg:height="1.974cm" draw:transform="rotate (-3.14159265358979) translate (16.955cm 13.106cm)">
            <text:p/>
            <draw:enhanced-geometry svg:viewBox="0 0 21600 21600" draw:glue-points="?f6 10800 10800 21600 ?f5 10800 10800 0" draw:text-areas="?f3 ?f3 ?f4 ?f4" draw:type="trapezoid" draw:modifiers="3784.38587767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3" draw:layer="layout" svg:width="1.127cm" svg:height="0.845cm" svg:x="10.895cm" svg:y="13.67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0" draw:text-style-name="P3" draw:layer="layout" svg:width="1.128cm" svg:height="0.845cm" svg:x="15.969cm" svg:y="13.67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1" draw:text-style-name="P4" draw:layer="layout" svg:width="0.88cm" svg:height="0.884cm" svg:x="14.705cm" svg:y="1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1.131cm" svg:height="1.131cm" draw:transform="rotate (1.5707963267949) translate (14.579cm 13.8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4" draw:layer="layout" svg:width="1.128cm" svg:height="1.128cm" svg:x="10.842cm" svg:y="15.731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4" draw:text-style-name="P4" draw:layer="layout" svg:width="1.127cm" svg:height="1.128cm" svg:x="16.021cm" svg:y="15.731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91cm" fo:page-height="27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06:05.885525227</meta:creation-date>
    <meta:print-date>2023-12-17T11:43:18.676051335</meta:print-date>
    <meta:printed-by>PDF files</meta:printed-by>
    <dc:date>2023-12-21T10:08:07.410856434</dc:date>
    <meta:editing-duration>PT30M58S</meta:editing-duration>
    <meta:editing-cycles>8</meta:editing-cycles>
    <meta:generator>LibreOffice/7.6.4.1$Linux_X86_64 LibreOffice_project/60$Build-1</meta:generator>
    <meta:document-statistic meta:object-count="35"/>
  </office:meta>
</office:document-meta>
</file>